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background-color="#FFCC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transparen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style:vertical-align="middle" fo:background-color="#FF5050"/>
      <style:text-properties fo:color="#FF0000"/>
    </style:style>
    <style:style style:name="ce12" style:family="table-cell" style:parent-style-name="Default" style:data-style-name="N0">
      <style:table-cell-properties style:vertical-align="middle" fo:background-color="#FF5050" style:repeat-content="false"/>
      <style:paragraph-properties fo:text-align="center"/>
      <style:text-properties fo:color="#FF0000"/>
    </style:style>
    <style:style style:name="ce13" style:family="table-cell" style:parent-style-name="Default" style:data-style-name="N0">
      <style:table-cell-properties style:vertical-align="middle" fo:background-color="#66FF99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008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fo:background-color="transparent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middle" fo:background-color="#008000"/>
    </style:style>
    <style:style style:name="ce18" style:family="table-cell" style:parent-style-name="Default" style:data-style-name="N0">
      <style:table-cell-properties style:vertical-align="middle" fo:background-color="#FF5050"/>
    </style:style>
    <style:style style:name="ce19" style:family="table-cell" style:parent-style-name="Default" style:data-style-name="N0">
      <style:table-cell-properties style:vertical-align="middle" fo:background-color="#FF505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fo:background-color="transparent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essages" table:style-name="ta1">
        <table:table-column table:style-name="co1" table:default-cell-style-name="ce2"/>
        <table:table-column table:style-name="co2" table:default-cell-style-name="ce23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16370" table:default-cell-style-name="ce1"/>
        <table:table-row table:style-name="ro1">
          <table:table-cell office:value-type="string" table:number-columns-spanned="1" table:number-rows-spanned="2" table:style-name="ce5">
            <text:p><text:span text:style-name="T1">Message</text:span><text:s/>ID</text:p>
          </table:table-cell>
          <table:table-cell office:value-type="string" table:number-columns-spanned="1" table:number-rows-spanned="2" table:style-name="ce5">
            <text:p>Message Name</text:p>
          </table:table-cell>
          <table:table-cell office:value-type="string" table:number-columns-spanned="2" table:number-rows-spanned="2" table:style-name="ce6">
            <text:p>Client Message OUT</text:p>
          </table:table-cell>
          <table:covered-table-cell/>
          <table:table-cell office:value-type="string" table:number-columns-spanned="2" table:number-rows-spanned="2" table:style-name="ce13">
            <text:p>Server Message IN</text:p>
          </table:table-cell>
          <table:covered-table-cell/>
          <table:table-cell office:value-type="string" table:number-columns-spanned="2" table:number-rows-spanned="2" table:style-name="ce13">
            <text:p>Server Message OUT</text:p>
          </table:table-cell>
          <table:covered-table-cell/>
          <table:table-cell office:value-type="string" table:number-columns-spanned="2" table:number-rows-spanned="2" table:style-name="ce6">
            <text:p>Client Message IN</text:p>
          </table:table-cell>
          <table:covered-table-cell/>
          <table:table-cell office:value-type="string" table:number-columns-spanned="2" table:number-rows-spanned="2" table:style-name="ce6">
            <text:p>Client Message OUT</text:p>
          </table:table-cell>
          <table:covered-table-cell/>
          <table:table-cell office:value-type="string" table:number-columns-spanned="2" table:number-rows-spanned="2" table:style-name="ce13">
            <text:p>Server Message IN</text:p>
          </table:table-cell>
          <table:covered-table-cell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office:value-type="float" office:value="0" table:number-columns-spanned="1" table:number-rows-spanned="2" table:style-name="ce7">
            <text:p>0</text:p>
          </table:table-cell>
          <table:table-cell office:value-type="string" table:number-columns-spanned="1" table:number-rows-spanned="2" table:style-name="ce21">
            <text:p>Room request</text:p>
          </table:table-cell>
          <table:table-cell office:value-type="string" table:number-columns-spanned="1" table:number-rows-spanned="2" table:style-name="ce8">
            <text:p>request</text:p>
          </table:table-cell>
          <table:table-cell office:value-type="float" office:value="0" table:number-columns-spanned="1" table:number-rows-spanned="2" table:style-name="ce7">
            <text:p>0</text:p>
          </table:table-cell>
          <table:table-cell office:value-type="string" table:number-columns-spanned="1" table:number-rows-spanned="2" table:style-name="ce8">
            <text:p>search for room</text:p>
          </table:table-cell>
          <table:table-cell office:value-type="float" office:value="0" table:number-columns-spanned="1" table:number-rows-spanned="2" table:style-name="ce7">
            <text:p>0</text:p>
          </table:table-cell>
          <table:table-cell office:value-type="string" table:number-columns-spanned="1" table:number-rows-spanned="2" table:style-name="ce9">
            <text:p>status (if succesful send ID and opponent name)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14"/>
          <table:table-cell table:number-columns-repeated="4" table:style-name="ce4"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14"/>
          <table:table-cell table:number-columns-repeated="16374" table:style-name="ce4"/>
        </table:table-row>
        <table:table-row table:style-name="ro1">
          <table:table-cell office:value-type="float" office:value="1" table:number-columns-spanned="1" table:number-rows-spanned="2" table:style-name="ce7">
            <text:p>1</text:p>
          </table:table-cell>
          <table:table-cell office:value-type="string" table:number-columns-spanned="1" table:number-rows-spanned="2" table:style-name="ce21">
            <text:p>Room join</text:p>
          </table:table-cell>
          <table:table-cell table:number-columns-spanned="1" table:number-rows-spanned="2" table:style-name="ce11"/>
          <table:table-cell table:number-columns-spanned="1" table:number-rows-spanned="2" table:style-name="ce12"/>
          <table:table-cell table:number-columns-spanned="1" table:number-rows-spanned="2" table:style-name="ce11"/>
          <table:table-cell table:number-columns-spanned="1" table:number-rows-spanned="2" table:style-name="ce12"/>
          <table:table-cell office:value-type="string" table:number-columns-spanned="1" table:number-rows-spanned="2" table:style-name="ce15">
            <text:p>Update to other player (if there is one)</text:p>
          </table:table-cell>
          <table:table-cell office:value-type="string" table:number-columns-spanned="1" table:number-rows-spanned="2" table:style-name="ce7">
            <text:p>/</text:p>
          </table:table-cell>
          <table:table-cell office:value-type="string" table:number-columns-spanned="1" table:number-rows-spanned="2" table:style-name="ce10">
            <text:p>react with info</text:p>
          </table:table-cell>
          <table:table-cell office:value-type="float" office:value="1" table:number-columns-spanned="1" table:number-rows-spanned="2" table:style-name="ce7">
            <text:p>1</text:p>
          </table:table-cell>
          <table:table-cell office:value-type="string" table:number-columns-spanned="1" table:number-rows-spanned="2" table:style-name="ce10">
            <text:p>send receive info</text:p>
          </table:table-cell>
          <table:table-cell office:value-type="float" office:value="1" table:number-columns-spanned="1" table:number-rows-spanned="2" table:style-name="ce7">
            <text:p>1</text:p>
          </table:table-cell>
          <table:table-cell office:value-type="string" table:number-columns-spanned="1" table:number-rows-spanned="2" table:style-name="ce10">
            <text:p>message done</text:p>
          </table:table-cell>
          <table:table-cell table:number-columns-spanned="1" table:number-rows-spanned="2" table:style-name="ce17"/>
          <table:table-cell table:number-columns-repeated="16370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 table:style-name="ce4"/>
        </table:table-row>
        <table:table-row table:style-name="ro1">
          <table:table-cell office:value-type="float" office:value="2" table:number-columns-spanned="1" table:number-rows-spanned="2" table:style-name="ce7">
            <text:p>2</text:p>
          </table:table-cell>
          <table:table-cell office:value-type="string" table:number-columns-spanned="1" table:number-rows-spanned="2" table:style-name="ce22">
            <text:p>Create room</text:p>
          </table:table-cell>
          <table:table-cell office:value-type="string" table:number-columns-spanned="1" table:number-rows-spanned="2" table:style-name="ce10">
            <text:p>request</text:p>
          </table:table-cell>
          <table:table-cell office:value-type="float" office:value="0" table:number-columns-spanned="1" table:number-rows-spanned="2" table:style-name="ce7">
            <text:p>0</text:p>
          </table:table-cell>
          <table:table-cell office:value-type="string" table:number-columns-spanned="1" table:number-rows-spanned="2" table:style-name="ce10">
            <text:p>create room</text:p>
          </table:table-cell>
          <table:table-cell office:value-type="float" office:value="0" table:number-columns-spanned="1" table:number-rows-spanned="2" table:style-name="ce7">
            <text:p>0</text:p>
          </table:table-cell>
          <table:table-cell office:value-type="string" table:number-columns-spanned="1" table:number-rows-spanned="2" table:style-name="ce15">
            <text:p>status and room ID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14"/>
          <table:table-cell table:number-columns-repeated="16374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14"/>
          <table:table-cell table:number-columns-repeated="16374" table:style-name="ce4"/>
        </table:table-row>
        <table:table-row table:style-name="ro1">
          <table:table-cell office:value-type="float" office:value="3" table:number-columns-spanned="1" table:number-rows-spanned="2" table:style-name="ce7">
            <text:p>3</text:p>
          </table:table-cell>
          <table:table-cell office:value-type="string" table:number-columns-spanned="1" table:number-rows-spanned="2" table:style-name="ce21">
            <text:p>Leave room</text:p>
          </table:table-cell>
          <table:table-cell office:value-type="string" table:number-columns-spanned="1" table:number-rows-spanned="2" table:style-name="ce8">
            <text:p>request</text:p>
          </table:table-cell>
          <table:table-cell office:value-type="float" office:value="0" table:number-columns-spanned="1" table:number-rows-spanned="2" table:style-name="ce7">
            <text:p>0</text:p>
          </table:table-cell>
          <table:table-cell office:value-type="string" table:number-columns-spanned="1" table:number-rows-spanned="2" table:style-name="ce8">
            <text:p>remove player from room</text:p>
          </table:table-cell>
          <table:table-cell office:value-type="float" office:value="0" table:number-columns-spanned="1" table:number-rows-spanned="2" table:style-name="ce7">
            <text:p>0</text:p>
          </table:table-cell>
          <table:table-cell office:value-type="string" table:number-columns-spanned="1" table:number-rows-spanned="2" table:style-name="ce15">
            <text:p>status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14"/>
          <table:table-cell table:number-columns-repeated="16374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14"/>
          <table:table-cell table:number-columns-repeated="16374" table:style-name="ce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3">
            <text:p>Opponent left room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office:value-type="string" table:style-name="ce20">
            <text:p>Update to other player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react with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essage done</text:p>
          </table:table-cell>
          <table:table-cell table:style-name="ce14"/>
          <table:table-cell table:number-columns-repeated="16370" table:style-name="ce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3">
            <text:p>Ping reqes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office:value-type="string" table:style-name="ce4">
            <text:p>ping request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do none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send pong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essage done</text:p>
          </table:table-cell>
          <table:table-cell table:style-name="ce14"/>
          <table:table-cell table:number-columns-repeated="1637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9" table:style-name="ce2">
            <text:p>1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2" table:style-name="ce2">
            <text:p>2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4" table:style-name="ce2">
            <text:p>2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5" table:style-name="ce2">
            <text:p>2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6" table:style-name="ce2">
            <text:p>2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7" table:style-name="ce2">
            <text:p>2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9" table:style-name="ce2">
            <text:p>2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0" table:style-name="ce2">
            <text:p>3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1" table:style-name="ce2">
            <text:p>3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3" table:style-name="ce2">
            <text:p>3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4" table:style-name="ce2">
            <text:p>3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5" table:style-name="ce2">
            <text:p>3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6" table:style-name="ce2">
            <text:p>3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7" table:style-name="ce2">
            <text:p>3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8" table:style-name="ce2">
            <text:p>3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9" table:style-name="ce2">
            <text:p>3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0" table:style-name="ce2">
            <text:p>4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1" table:style-name="ce2">
            <text:p>4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2" table:style-name="ce2">
            <text:p>4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3" table:style-name="ce2">
            <text:p>4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4" table:style-name="ce2">
            <text:p>4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5" table:style-name="ce2">
            <text:p>4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6" table:style-name="ce2">
            <text:p>4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7" table:style-name="ce2">
            <text:p>4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8" table:style-name="ce2">
            <text:p>4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9" table:style-name="ce2">
            <text:p>4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5" table:style-name="ce2">
            <text:p>5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7" table:style-name="ce2">
            <text:p>5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8" table:style-name="ce2">
            <text:p>5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9" table:style-name="ce2">
            <text:p>5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3" table:style-name="ce2">
            <text:p>6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7" table:style-name="ce2">
            <text:p>6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8" table:style-name="ce2">
            <text:p>6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9" table:style-name="ce2">
            <text:p>6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1" table:style-name="ce2">
            <text:p>7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3" table:style-name="ce2">
            <text:p>7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4" table:style-name="ce2">
            <text:p>7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6" table:style-name="ce2">
            <text:p>7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8" table:style-name="ce2">
            <text:p>7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9" table:style-name="ce2">
            <text:p>7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0" table:style-name="ce2">
            <text:p>8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1" table:style-name="ce2">
            <text:p>8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2" table:style-name="ce2">
            <text:p>8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7" table:style-name="ce2">
            <text:p>8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8" table:style-name="ce2">
            <text:p>8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9" table:style-name="ce2">
            <text:p>8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0" table:style-name="ce2">
            <text:p>9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2" table:style-name="ce2">
            <text:p>9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3" table:style-name="ce2">
            <text:p>9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4" table:style-name="ce2">
            <text:p>9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5" table:style-name="ce2">
            <text:p>9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6" table:style-name="ce2">
            <text:p>9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7" table:style-name="ce2">
            <text:p>9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8" table:style-name="ce2">
            <text:p>9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2" table:style-name="ce2">
            <text:p>10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3" table:style-name="ce2">
            <text:p>10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4" table:style-name="ce2">
            <text:p>10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5" table:style-name="ce2">
            <text:p>10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6" table:style-name="ce2">
            <text:p>10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7" table:style-name="ce2">
            <text:p>10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0" table:style-name="ce2">
            <text:p>11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2" table:style-name="ce2">
            <text:p>11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3" table:style-name="ce2">
            <text:p>11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4" table:style-name="ce2">
            <text:p>11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5" table:style-name="ce2">
            <text:p>11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6" table:style-name="ce2">
            <text:p>11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7" table:style-name="ce2">
            <text:p>117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8" table:style-name="ce2">
            <text:p>118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9" table:style-name="ce2">
            <text:p>119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0" table:style-name="ce2">
            <text:p>120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1" table:style-name="ce2">
            <text:p>121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2" table:style-name="ce2">
            <text:p>122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4" table:style-name="ce2">
            <text:p>124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6" table:style-name="ce2">
            <text:p>126</text:p>
          </table:table-cell>
          <table:table-cell table:style-name="ce23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number-rows-repeated="1048443" table:style-name="ro2">
          <table:table-cell table:number-columns-repeated="16384"/>
        </table:table-row>
      </table:table>
      <table:table table:name="Tabelle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lliam Ratz</meta:initial-creator>
    <dc:creator>William Ratz</dc:creator>
    <meta:creation-date>2019-03-20T15:50:41Z</meta:creation-date>
    <dc:date>2019-05-07T14:30:16Z</dc:date>
    <meta:editing-cycles>3</meta:editing-cycles>
    <meta:editing-duration>PT0S</meta:editing-duration>
  </office:meta>
</office:document-meta>
</file>